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800000008002A3DBE1FADF0AD9C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officeooo:paragraph-rsid="0026f9d2"/>
    </style:style>
    <style:style style:name="P4" style:family="paragraph" style:parent-style-name="Standard">
      <style:text-properties style:font-name="Arial1" fo:font-size="11pt" fo:language="ca" fo:country="ES" fo:font-weight="normal" officeooo:rsid="001fe75d" style:font-size-asian="11pt" style:font-weight-asian="normal" style:font-size-complex="11pt" style:font-weight-complex="normal"/>
    </style:style>
    <style:style style:name="P5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6" style:family="paragraph" style:parent-style-name="Footnote">
      <style:paragraph-properties fo:line-height="100%" style:snap-to-layout-grid="false"/>
    </style:style>
    <style:style style:name="P7" style:family="paragraph" style:parent-style-name="Footnote">
      <style:text-properties fo:font-size="5pt" style:font-size-asian="5pt"/>
    </style:style>
    <style:style style:name="P8" style:family="paragraph" style:parent-style-name="Text_20_body">
      <style:text-properties style:font-name="Arial1" fo:font-size="11pt" fo:language="ca" fo:country="ES" fo:font-weight="normal" officeooo:rsid="001fe75d" officeooo:paragraph-rsid="001fe75d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Arial1" fo:font-size="11pt" fo:language="ca" fo:country="ES" fo:font-weight="normal" officeooo:rsid="00227169" officeooo:paragraph-rsid="0037c9a8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Arial1" fo:font-size="11pt" fo:language="ca" fo:country="ES" fo:font-weight="normal" officeooo:rsid="0026f9d2" officeooo:paragraph-rsid="0037c9a8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Arial1" fo:font-size="11pt" fo:language="ca" fo:country="ES" fo:font-weight="normal" officeooo:rsid="0028e04f" officeooo:paragraph-rsid="0038c5cd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Arial1" fo:font-size="11pt" fo:language="ca" fo:country="ES" fo:font-weight="normal" officeooo:rsid="0028e04f" officeooo:paragraph-rsid="003aa29d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Arial1" fo:font-size="11pt" fo:language="ca" fo:country="ES" fo:font-weight="normal" officeooo:rsid="002987c8" officeooo:paragraph-rsid="003aa29d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font-name="Arial1" fo:font-size="11pt" fo:language="ca" fo:country="ES" fo:font-weight="normal" officeooo:rsid="003aa29d" officeooo:paragraph-rsid="003aa29d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Arial1" fo:font-size="11pt" fo:language="ca" fo:country="ES" fo:font-weight="bold" officeooo:rsid="001fe75d" officeooo:paragraph-rsid="0037c9a8" style:font-size-asian="11pt" style:font-weight-asian="bold" style:font-size-complex="11pt" style:font-weight-complex="bold"/>
    </style:style>
    <style:style style:name="P16" style:family="paragraph" style:parent-style-name="Text_20_body">
      <style:text-properties style:font-name="Arial1" fo:font-size="11pt" fo:language="ca" fo:country="ES" fo:font-weight="bold" officeooo:rsid="001fe75d" officeooo:paragraph-rsid="0038c5cd" style:font-size-asian="11pt" style:font-weight-asian="bold" style:font-size-complex="11pt" style:font-weight-complex="bold"/>
    </style:style>
    <style:style style:name="P17" style:family="paragraph" style:parent-style-name="Text_20_body">
      <style:text-properties style:font-name="Arial1" fo:font-size="11pt" fo:language="ca" fo:country="ES" fo:font-weight="bold" officeooo:rsid="001fe75d" officeooo:paragraph-rsid="003aa29d" style:font-size-asian="11pt" style:font-weight-asian="bold" style:font-size-complex="11pt" style:font-weight-complex="bold"/>
    </style:style>
    <style:style style:name="P18" style:family="paragraph" style:parent-style-name="Text_20_body">
      <style:text-properties style:font-name="Arial1" fo:font-size="11pt" fo:language="ca" fo:country="ES" fo:font-weight="bold" officeooo:rsid="003aa29d" officeooo:paragraph-rsid="001fe75d" style:font-size-asian="11pt" style:font-weight-asian="bold" style:font-size-complex="11pt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Arial1" fo:font-size="11pt" fo:language="ca" fo:country="ES" fo:font-weight="normal" officeooo:rsid="002987c8" officeooo:paragraph-rsid="003aa29d" style:font-size-asian="11pt" style:font-weight-asian="normal" style:font-size-complex="11pt" style:font-weight-complex="normal"/>
    </style:style>
    <style:style style:name="P20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343c7c" style:font-size-asian="14pt" style:font-name-complex="Arial" style:font-size-complex="14pt"/>
    </style:style>
    <style:style style:name="T1" style:family="text">
      <style:text-properties officeooo:rsid="002e939b"/>
    </style:style>
    <style:style style:name="T2" style:family="text">
      <style:text-properties style:font-name="Arial" fo:font-size="9pt" style:font-size-asian="9pt" style:font-name-complex="Arial"/>
    </style:style>
    <style:style style:name="T3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f8110" style:font-weight-asian="normal" style:font-weight-complex="normal"/>
    </style:style>
    <style:style style:name="T6" style:family="text">
      <style:text-properties fo:font-weight="normal" officeooo:rsid="00435acf" style:font-weight-asian="normal" style:font-weight-complex="normal"/>
    </style:style>
    <style:style style:name="T7" style:family="text">
      <style:text-properties officeooo:rsid="0037c9a8"/>
    </style:style>
    <style:style style:name="T8" style:family="text">
      <style:text-properties officeooo:rsid="0026f9d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7c9a8" style:font-weight-asian="bold" style:font-weight-complex="bold"/>
    </style:style>
    <style:style style:name="T11" style:family="text">
      <style:text-properties fo:font-weight="bold" officeooo:rsid="003aa29d" style:font-weight-asian="bold" style:font-weight-complex="bold"/>
    </style:style>
    <style:style style:name="T12" style:family="text">
      <style:text-properties fo:font-weight="bold" officeooo:rsid="0045b0fe" style:font-weight-asian="bold" style:font-weight-complex="bold"/>
    </style:style>
    <style:style style:name="T13" style:family="text">
      <style:text-properties officeooo:rsid="0028e04f"/>
    </style:style>
    <style:style style:name="T14" style:family="text">
      <style:text-properties officeooo:rsid="002987c8"/>
    </style:style>
    <style:style style:name="T15" style:family="text">
      <style:text-properties officeooo:rsid="002ad33f"/>
    </style:style>
    <style:style style:name="T16" style:family="text">
      <style:text-properties officeooo:rsid="003aa29d"/>
    </style:style>
    <style:style style:name="T17" style:family="text">
      <style:text-properties officeooo:rsid="0043386a"/>
    </style:style>
    <style:style style:name="T18" style:family="text">
      <style:text-properties officeooo:rsid="00435acf"/>
    </style:style>
    <style:style style:name="T19" style:family="text">
      <style:text-properties officeooo:rsid="0045dc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àctica <text:span text:style-name="T19">3</text:span>: <text:span text:style-name="T17">Funcions i procediments.</text:span></text:p>
      <text:p text:style-name="P3"><text:span text:style-name="T4">L’objectiu d’aquesta pràctica és </text:span><text:span text:style-name="T6">endinsar-nos en la programació modular introduïda anteriorment</text:span><text:span text:style-name="T5">.</text:span></text:p>
      <text:p text:style-name="P4"/>
      <text:p text:style-name="P8"/>
      <text:p text:style-name="P8"/>
      <text:p text:style-name="P14">Els programes següents han de <text:span text:style-name="T9">codificar-se amb Python </text:span><text:span text:style-name="T12">i Java</text:span><text:span text:style-name="T9">.</text:span></text:p>
      <text:p text:style-name="P8"/>
      <text:p text:style-name="P15">Exercici <text:span text:style-name="T18">1</text:span>: <text:span text:style-name="T8">La calculadora multioperació</text:span></text:p>
      <text:p text:style-name="P10">Desenvolupa una calculadora senzilla que demani a l’usuari un primer operand numèric, una operació entre (+ - * /) i un segon operand, i escrigui el resultat d’aplicar l’operació als operands. <text:s/>Un cop mostrat el resultat, la calculadora demana a l’usuari si vol realitzar un nou càlcul. <text:s/>El programa continuarà oferint a l’usuari la possibilitat de calcular, fins que l’usuari respongui negativament. <text:s/><text:span text:style-name="T10">Les operacions </text:span><text:span text:style-name="T11">(suma, resta, multiplicació i divisió) </text:span><text:span text:style-name="T10">han de calcular-se cadascuna amb una funció respectivament</text:span><text:span text:style-name="T7">, que rebi com a paràmetres els dos operands.</text:span></text:p>
      <text:p text:style-name="P10">Atenció: <text:span text:style-name="T16">la subrutina de la divisió ha de comprovar que no es doni l'error de</text:span> divisió per zero. <text:s/>Aviseu a l'usuari de l'error, però permeteu continuar calculant.</text:p>
      <text:p text:style-name="P9"/>
      <text:p text:style-name="P9"/>
      <text:p text:style-name="P17">Exercici <text:span text:style-name="T18">2</text:span>: <text:span text:style-name="T14">El nombre de A's</text:span></text:p>
      <text:p text:style-name="P13">Desenvolupeu un<text:span text:style-name="T16">a funció</text:span> que <text:span text:style-name="T16">rebi com a paràmetre</text:span> <text:span text:style-name="T16">un string, </text:span>i <text:span text:style-name="T16">retorni</text:span> el nombre de ‘a’s que apareixen. <text:s/>Per exemple, si l’entrada és Anaximandro, la sortida serà <text:span text:style-name="T16">3</text:span></text:p>
      <text:p text:style-name="P19"/>
      <text:p text:style-name="P13"/>
      <text:p text:style-name="P16">Exercici <text:span text:style-name="T18">3</text:span>: <text:span text:style-name="T15">Inicials en majúscules</text:span></text:p>
      <text:p text:style-name="P11"><text:span text:style-name="T15">Desenvolupeu una funció que rebi com a paràmetre nom i cognoms, i els retorni amb les inicials en majúscules, i la resta en minúscules</text:span>. <text:s/><text:span text:style-name="T7">Feu també un programa que agafi per pantalla el nom de l'usuari, cridi a aquesta funció i mostri el resultat per pantalla.</text:span></text:p>
      <text:p text:style-name="P8"/>
      <text:p text:style-name="P8"/>
      <text:p text:style-name="P17">Exercici <text:span text:style-name="T18">4</text:span>: <text:span text:style-name="T13">màquina expenedora de monedes</text:span></text:p>
      <text:p text:style-name="P12">Es vol simular el funcionament d'una màquina expenedora de monedes. <text:s/>Dissenyeu un<text:span text:style-name="T16">a funció que rebi com a paràmetre una quantitat </text:span>(introduïda <text:span text:style-name="T16">des del programa principal </text:span>per l'usuari) <text:span text:style-name="T16">i </text:span><text:span text:style-name="T11">retorni una llista </text:span><text:span text:style-name="T16">amb la quantitat </text:span>mínim<text:span text:style-name="T16">a</text:span> de bitllets i monedes possibles. <text:s/><text:span text:style-name="T16">El programa principal agafarà la quantitat per teclat, cridarà a la funció, i imprimirà aquest resultat (amb un format presentable)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loext:contextual-spacing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officeooo:rsid="002e939b"/>
    </style:style>
    <style:style style:name="MT2" style:family="text">
      <style:text-properties style:font-name="Arial" fo:font-size="9pt" style:font-size-asian="9pt" style:font-name-complex="Arial"/>
    </style:style>
    <style:style style:name="MT3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39" style:layout-grid-base-height="0.388cm" style:layout-grid-ruby-height="0.33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0"><draw:image xlink:href="Pictures/1000000000000800000008002A3DBE1FADF0AD9C.jpg" xlink:type="simple" xlink:show="embed" xlink:actuate="onLoad"/></draw:frame>Programació.</text:p>
              <text:p text:style-name="MP2"><text:span text:style-name="MT1">Disseny Modular</text:span> - UF<text:span text:style-name="MT1">2</text:span>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2">Pàgina </text:span><text:span text:style-name="MT3"><text:page-number text:select-page="current">1</text:page-number></text:span><text:span text:style-name="MT3"> de </text:span><text:span text:style-name="MT3"><text:page-count style:num-format="1">1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title>1</dc:title>
    <meta:initial-creator>Josep Vilardell</meta:initial-creator>
    <meta:creation-date>2011-09-13T17:29:00</meta:creation-date>
    <dc:date>2018-01-15T18:40:18.498116545</dc:date>
    <meta:print-date>2011-03-02T18:52:00</meta:print-date>
    <dc:language>ca-ES</dc:language>
    <meta:editing-cycles>75</meta:editing-cycles>
    <meta:editing-duration>PT14H48S</meta:editing-duration>
    <meta:document-statistic meta:table-count="2" meta:image-count="1" meta:object-count="0" meta:page-count="1" meta:paragraph-count="16" meta:word-count="306" meta:character-count="1941" meta:non-whitespace-character-count="1643"/>
    <meta:user-defined meta:name="Info 1"/>
    <meta:user-defined meta:name="Info 2"/>
    <meta:user-defined meta:name="Info 3"/>
    <meta:user-defined meta:name="Info 4"/>
  </office:meta>
</office:document-meta>
</file>